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20000036D29F00015891EB6E2.png" manifest:media-type="image/png"/>
  <manifest:file-entry manifest:full-path="Pictures/100000000000096000000960B8082C59F5DA8A0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387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8.126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7.181cm)" draw:image-opacity="100%" style:mirror="none"/>
    </style:style>
    <style:style style:name="gr4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.25cm" fo:min-width="2cm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2.499cm" svg:height="15cm" svg:x="0.5cm" svg:y="0.5cm">
          <draw:image xlink:href="Pictures/100000000000096000000960B8082C59F5DA8A04.png" xlink:type="simple" xlink:show="embed" xlink:actuate="onLoad" draw:mime-type="image/png">
            <text:p/>
          </draw:image>
        </draw:frame>
        <draw:frame draw:style-name="gr2" draw:text-style-name="P1" draw:layer="layout" svg:width="9cm" svg:height="15cm" svg:x="5cm" svg:y="0.5cm">
          <draw:image xlink:href="Pictures/100000000000096000000960B8082C59F5DA8A04.png" xlink:type="simple" xlink:show="embed" xlink:actuate="onLoad" draw:mime-type="image/png">
            <text:p/>
          </draw:image>
        </draw:frame>
        <draw:frame draw:style-name="gr3" draw:text-style-name="P1" draw:layer="layout" svg:width="5cm" svg:height="13.4cm" svg:x="13.9cm" svg:y="1.2cm">
          <draw:image xlink:href="Pictures/10000001000002520000036D29F00015891EB6E2.png" xlink:type="simple" xlink:show="embed" xlink:actuate="onLoad" draw:mime-type="image/png">
            <text:p/>
          </draw:image>
        </draw:frame>
        <draw:custom-shape draw:style-name="gr4" draw:text-style-name="P2" draw:layer="layout" svg:width="2.5cm" svg:height="1.5cm" svg:x="13.9cm" svg:y="1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15T11:56:03.935493576</meta:creation-date>
    <dc:date>2024-01-15T16:26:58.333589496</dc:date>
    <meta:editing-duration>PT4H2M57S</meta:editing-duration>
    <meta:editing-cycles>3</meta:editing-cycles>
    <meta:generator>LibreOffice/7.3.7.2$Linux_X86_64 LibreOffice_project/30$Build-2</meta:generator>
    <meta:document-statistic meta:object-count="27"/>
  </office:meta>
</office:document-meta>
</file>